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20000007D23D4DF6DC40EB6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e23e" officeooo:paragraph-rsid="000de23e"/>
    </style:style>
    <style:style style:name="P2" style:family="paragraph" style:parent-style-name="Standard">
      <style:text-properties fo:font-size="15pt" fo:font-weight="bold" officeooo:rsid="000de23e" officeooo:paragraph-rsid="000de23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fc65d" officeooo:paragraph-rsid="000fc65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20pt" fo:font-weight="bold" officeooo:rsid="000de23e" officeooo:paragraph-rsid="000de23e" style:font-size-asian="17.5pt" style:font-weight-asian="bold" style:font-size-complex="20pt" style:font-weight-complex="bold"/>
    </style:style>
    <style:style style:name="P5" style:family="paragraph" style:parent-style-name="Standard">
      <style:text-properties officeooo:rsid="000de23e" officeooo:paragraph-rsid="000de23e"/>
    </style:style>
    <style:style style:name="P6" style:family="paragraph" style:parent-style-name="Standard">
      <style:text-properties officeooo:rsid="00171bee" officeooo:paragraph-rsid="000de23e"/>
    </style:style>
    <style:style style:name="P7" style:family="paragraph" style:parent-style-name="Standard">
      <style:text-properties officeooo:rsid="00171bee" officeooo:paragraph-rsid="00171bee"/>
    </style:style>
    <style:style style:name="P8" style:family="paragraph" style:parent-style-name="Standard">
      <style:text-properties fo:font-size="15pt" fo:font-weight="bold" officeooo:rsid="00171bee" officeooo:paragraph-rsid="00171bee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18208b" officeooo:paragraph-rsid="0018208b"/>
    </style:style>
    <style:style style:name="T1" style:family="text">
      <style:text-properties officeooo:rsid="00157242"/>
    </style:style>
    <style:style style:name="T2" style:family="text">
      <style:text-properties officeooo:rsid="00182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IE 310-Programming Assignment <text:span text:style-name="T1">2</text:span></text:p>
      <text:p text:style-name="P4">YUNUS KARDAŞ</text:p>
      <text:p text:style-name="P2"/>
      <text:p text:style-name="P2"/>
      <text:p text:style-name="P3">Problem Description and Solution:</text:p>
      <text:p text:style-name="P1"/>
      <text:p text:style-name="P9">First of all, I calculated the rank of matrixes and and in line with matrixes, I decided process that I use. Therefore, I use the processes that are unique solution, arbitrary solution or no solution.</text:p>
      <text:p text:style-name="P6"/>
      <text:p text:style-name="P8">Solution<text:span text:style-name="T2">s of The Files</text:span>:</text:p>
      <text:p text:style-name="P7"/>
      <text:p text:style-name="P1">Arbitrary variables: x0 x1 </text:p>
      <text:p text:style-name="P1">Arbitrary solutions: 6.6 1.8 0.0 </text:p>
      <text:p text:style-name="P1"/>
      <text:p text:style-name="P1">Unique Sulotion: 1.0 -0.5 1.5 </text:p>
      <text:p text:style-name="P1">Inverted A: 0.167 -0.0 -0.0 </text:p>
      <text:p text:style-name="P1"><text:s text:c="12"/>-0.0 1.0 0.0 </text:p>
      <text:p text:style-name="P1"><text:s text:c="12"/>-0.0 0.0 -0.2 </text:p>
      <text:p text:style-name="P1"><text:s text:c="12"/></text:p>
      <text:p text:style-name="P1">Inconsistent problem</text:p>
      <text:p text:style-name="P1"/>
      <text:p text:style-name="P3">How to Run:</text:p>
      <text:p text:style-name="P3"/>
      <text:p text:style-name="P3"><draw:frame draw:style-name="fr1" draw:name="Image1" text:anchor-type="paragraph" svg:x="-0.265cm" svg:y="0.088cm" svg:width="17cm" svg:height="1.579cm" draw:z-index="0"><draw:image xlink:href="Pictures/10000201000005420000007D23D4DF6DC40EB6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39:41.053490173</meta:creation-date>
    <dc:date>2020-03-08T20:31:37.089560563</dc:date>
    <meta:editing-duration>PT20M9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4" meta:word-count="79" meta:character-count="511" meta:non-whitespace-character-count="403"/>
  </office:meta>
</office:document-meta>
</file>